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cea4d"/>
    </style:style>
    <style:style style:name="T2" style:family="text">
      <style:text-properties officeooo:rsid="000cc4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Title 0</text:span></text:p>
      <text:h text:style-name="Heading_20_1" text:outline-level="1"><text:span text:style-name="T1">Title 1</text:span></text:h>
      <text:h text:style-name="Heading_20_2" text:outline-level="2"><text:span text:style-name="T1">Title 2</text:span></text:h>
      <text:h text:style-name="Heading_20_3" text:outline-level="3"><text:span text:style-name="T1">Title 3</text:span></text:h>
      <text:h text:style-name="Heading_20_4" text:outline-level="4"><text:span text:style-name="T1">Title 4</text:span></text:h>
      <text:h text:style-name="Heading_20_5" text:outline-level="5"><text:span text:style-name="T1">Title 5</text:span></text:h>
      <text:h text:style-name="Heading_20_6" text:outline-level="6"><text:span text:style-name="T1">Title 6</text:span></text:h>
      <text:h text:style-name="Heading_20_7" text:outline-level="7"><text:span text:style-name="T1">Title 7</text:span></text:h>
      <text:h text:style-name="Heading_20_8" text:outline-level="8"><text:span text:style-name="T1">Title 8</text:span></text:h>
      <text:h text:style-name="Heading_20_9" text:outline-level="9"><text:span text:style-name="T1">Title 9</text:span></text:h>
      <text:h text:style-name="Heading_20_10" text:outline-level="10"><text:span text:style-name="T1">Title 10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Valle</meta:initial-creator>
    <meta:creation-date>2011-03-02T19:00:49</meta:creation-date>
    <meta:document-statistic meta:table-count="0" meta:image-count="0" meta:object-count="0" meta:page-count="1" meta:paragraph-count="11" meta:word-count="22" meta:character-count="78"/>
    <dc:date>2011-03-02T19:01:42</dc:date>
    <dc:creator>Mario Valle</dc:creator>
    <meta:editing-duration>PT00H00M53S</meta:editing-duration>
    <meta:editing-cycles>1</meta:editing-cycles>
    <meta:generator>OpenOffice.org/3.2$Unix OpenOffice.org_project/320m19$Build-9505</meta:generator>
  </office:meta>
</office:document-meta>
</file>